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933f5" officeooo:paragraph-rsid="000933f5"/>
    </style:style>
    <style:style style:name="P2" style:family="paragraph" style:parent-style-name="Text_20_body">
      <style:text-properties officeooo:paragraph-rsid="000a2332"/>
    </style:style>
    <style:style style:name="P3" style:family="paragraph" style:parent-style-name="Text_20_body">
      <style:text-properties officeooo:rsid="000a280c" officeooo:paragraph-rsid="000a280c"/>
    </style:style>
    <style:style style:name="P4" style:family="paragraph" style:parent-style-name="Heading_20_2">
      <style:text-properties officeooo:rsid="000a2332" officeooo:paragraph-rsid="000a2332"/>
    </style:style>
    <style:style style:name="P5" style:family="paragraph" style:parent-style-name="Title">
      <style:text-properties officeooo:rsid="000933f5" officeooo:paragraph-rsid="000933f5"/>
    </style:style>
    <style:style style:name="P6" style:family="paragraph" style:parent-style-name="Heading_20_1">
      <style:paragraph-properties fo:break-before="page"/>
      <style:text-properties officeooo:paragraph-rsid="000a2332"/>
    </style:style>
    <style:style style:name="P7" style:family="paragraph" style:parent-style-name="Subtitle">
      <style:text-properties style:text-underline-style="solid" style:text-underline-width="auto" style:text-underline-color="font-color" officeooo:rsid="000a280c" officeooo:paragraph-rsid="000a280c"/>
    </style:style>
    <style:style style:name="T1" style:family="text">
      <style:text-properties officeooo:rsid="000a23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connaissance de repliement d’Unité Protéique par apprentissage automatique des propriétés des acides aminés de familles alignées</text:p>
      <text:p text:style-name="P1"/>
      <text:p text:style-name="P1"/>
      <text:p text:style-name="P7">Projet Lo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Ghossoub Pierre</text:p>
      <text:p text:style-name="P3">M2BI</text:p>
      <text:p text:style-name="P3">Université Paris Diderot</text:p>
      <text:p text:style-name="P3">08/01/2018</text:p>
      <text:h text:style-name="P6" text:outline-level="1"><text:span text:style-name="T1">Introduction</text:span></text:h>
      <text:p text:style-name="P2"/>
      <text:p text:style-name="P2"/>
      <text:h text:style-name="P6" text:outline-level="1"><text:span text:style-name="T1">Génération des données</text:span></text:h>
      <text:h text:style-name="P4" text:outline-level="2">Alignements positifs</text:h>
      <text:h text:style-name="P4" text:outline-level="2">Alignements négatifs</text:h>
      <text:h text:style-name="P6" text:outline-level="1"><text:span text:style-name="T1">Profil AAINDEX</text:span></text:h>
      <text:h text:style-name="P6" text:outline-level="1"><text:span text:style-name="T1">Apprentissage par arbre de décision</text:span></text:h>
      <text:h text:style-name="P6" text:outline-level="1"><text:span text:style-name="T1">Résultats</text:span></text:h>
      <text:h text:style-name="P6" text:outline-level="1"><text:span text:style-name="T1">Conclusion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ff3333" fo:font-size="28pt" style:text-underline-style="solid" style:text-underline-width="auto" style:text-underline-color="font-color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color="#6666ff" fo:font-size="15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02:04:34.387426699</meta:creation-date>
    <dc:date>2018-01-08T02:21:03.445424922</dc:date>
    <meta:editing-duration>PT16M3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7" meta:paragraph-count="14" meta:word-count="42" meta:character-count="336" meta:non-whitespace-character-count="308"/>
  </office:meta>
</office:document-meta>
</file>